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8">
      <style:text-properties fo:font-weight="normal" style:font-weight-asian="normal" style:font-weight-complex="normal"/>
    </style:style>
    <style:style style:name="P12" style:family="paragraph" style:parent-style-name="Standard" style:list-style-name="L9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оретические вопросы по теме «Межпроцессное взаимодействие»</text:p>
      <text:p text:style-name="Standard"/>
      <text:list text:style-name="L1">
        <text:list-item>
          <text:p text:style-name="P2">Два процесса собираются обмениваться сообщениями через единственную очередь. Могут ли они создать ее и получить соответствующий дескриптор, воспользовавшись оба вызовами msgget() с ключом IPC_PRIVATE и флагами 0666 | IPC_CREAT?</text:p>
        </text:list-item>
      </text:list>
      <text:list text:style-name="L2">
        <text:list-item>
          <text:p text:style-name="P3"><office:annotation><dc:date>2005-12-09T00:00:00</dc:date><text:p>&lt;!--радио--&gt;</text:p></office:annotation>да, всегда</text:p>
        </text:list-item>
        <text:list-item>
          <text:p text:style-name="P3">нет, никогда</text:p>
        </text:list-item>
        <text:list-item>
          <text:p text:style-name="P3">да, при некоторых дополнительных условиях</text:p>
        </text:list-item>
      </text:list>
      <text:p text:style-name="P4"/>
      <text:list text:style-name="L3">
        <text:list-item>
          <text:p text:style-name="P5">В очереди сообщений находится 6 сообщений S1, S2, S3, S4, S5, S6 с соответствующими типами 2, 1, 3, 5, 1, 2. Некоторый процесс в цикле выполняет системный вызов msgrcv c четвертым параметром, равным 3. Сколько сообщений и в каком порядке он прочитает до своего блокирования?</text:p>
        </text:list-item>
      </text:list>
      <text:list text:style-name="L4">
        <text:list-item>
          <text:p text:style-name="P6">5 сообщений: S2, S5, S1, S6, S3</text:p>
        </text:list-item>
        <text:list-item>
          <text:p text:style-name="P6">6 сообщений: S1, S2, S3, S4, S5, S6</text:p>
        </text:list-item>
        <text:list-item>
          <text:p text:style-name="P6">3 сообщения: S1, S2, S3</text:p>
        </text:list-item>
      </text:list>
      <text:p text:style-name="P4"/>
      <text:list text:style-name="L5">
        <text:list-item>
          <text:p text:style-name="P7">В операционной системе UNIX под процессом-зомби понимают:</text:p>
        </text:list-item>
      </text:list>
      <text:list text:style-name="L6">
        <text:list-item>
          <text:p text:style-name="P8">процесс, у которого завершился родительский процесс</text:p>
        </text:list-item>
        <text:list-item>
          <text:p text:style-name="P8">процесс, находящийся в состоянии закончил исполнение</text:p>
        </text:list-item>
        <text:list-item>
          <text:p text:style-name="P8">процесс, который зациклился</text:p>
        </text:list-item>
      </text:list>
      <text:p text:style-name="P9"/>
      <text:list text:style-name="L7">
        <text:list-item>
          <text:p text:style-name="P10">Что произойдет, когда умрет родитель, имеющий несколько детей-зомби?</text:p>
        </text:list-item>
      </text:list>
      <text:list text:style-name="L8">
        <text:list-item>
          <text:p text:style-name="P11">Дети-зомби умрут вместе с родителем</text:p>
        </text:list-item>
        <text:list-item>
          <text:p text:style-name="P11">Дети-зомби унаследуются процессом init, а затем умрут</text:p>
        </text:list-item>
        <text:list-item>
          <text:p text:style-name="P11">Родитель не сможет умереть, прежде чем умрут его дети-зомби</text:p>
        </text:list-item>
      </text:list>
      <text:p text:style-name="P4"/>
      <text:list text:style-name="L9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meta:creation-date>2005-12-09T10:46:26</meta:creation-date>
    <dc:date>2005-12-09T11:03:23</dc:date>
    <dc:language>ru-RU</dc:language>
    <meta:editing-cycles>4</meta:editing-cycles>
    <meta:editing-duration>PT14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66" meta:character-count="1116"/>
  </office:meta>
</office:document-meta>
</file>